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Nazwa systemu operacyjnego: Windows 11</text:p>
      <text:p text:style-name="Preformatted_20_Text">- Nazwy środowisk programistycznych: IntelliJ IDEA, Visual Studio 2022</text:p>
      <text:p text:style-name="Preformatted_20_Text">- Nazwy języków programowania: Java, C#, X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22" meta:character-count="155"/>
    <dc:date>2024-12-23T19:19:03.62</dc:date>
    <meta:generator>OpenOffice/4.1.7$Win32 OpenOffice.org_project/417m1$Build-9800</meta:generator>
  </office:meta>
</office:document-meta>
</file>